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5in" fo:margin-left="-0.1507in" fo:margin-top="0in" fo:margin-bottom="0in" table:align="left" style:writing-mode="lr-tb"/>
    </style:style>
    <style:style style:name="Table1.A" style:family="table-column">
      <style:table-column-properties style:column-width="2.4493in"/>
    </style:style>
    <style:style style:name="Table1.B" style:family="table-column">
      <style:table-column-properties style:column-width="4.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1" style:writing-mode="lr-tb"/>
    </style:style>
    <style:style style:name="P1" style:family="paragraph" style:parent-style-name="Standard">
      <style:paragraph-properties fo:margin-top="0in" fo:margin-bottom="0in" loext:contextual-spacing="false"/>
      <style:text-properties officeooo:paragraph-rsid="00086b22"/>
    </style:style>
    <style:style style:name="P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vertical-align="auto" style:writing-mode="lr-tb"/>
    </style:style>
    <style:style style:name="P3"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fo:font-weight="bold" officeooo:rsid="00086b22" officeooo:paragraph-rsid="00086b22" style:font-weight-asian="bold"/>
    </style:style>
    <style:style style:name="P4"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style:style>
    <style:style style:name="P5"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086b22" officeooo:paragraph-rsid="00086b22"/>
    </style:style>
    <style:style style:name="P6"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09bf6f" officeooo:paragraph-rsid="0009bf6f"/>
    </style:style>
    <style:style style:name="P7"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style>
    <style:style style:name="P8"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ab-stops/>
      </style:paragraph-properties>
    </style:style>
    <style:style style:name="P9"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style>
    <style:style style:name="P10"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officeooo:rsid="00086b22" officeooo:paragraph-rsid="00086b22" style:font-weight-asian="bold" style:font-weight-complex="bold"/>
    </style:style>
    <style:style style:name="P11"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style:font-weight-asian="bold"/>
    </style:style>
    <style:style style:name="P12" style:family="paragraph" style:parent-style-name="Standard" style:master-page-name="Standard">
      <style:paragraph-properties fo:margin-left="0in" fo:margin-right="0in" fo:margin-top="0in" fo:margin-bottom="0.139in" loext:contextual-spacing="false" fo:line-height="115%" fo:text-align="start" style:justify-single-word="false" fo:orphans="2" fo:widows="2" fo:text-indent="0in" style:auto-text-indent="false" style:page-number="auto" style:vertical-align="auto" style:writing-mode="lr-tb"/>
      <style:text-properties officeooo:paragraph-rsid="00086b22"/>
    </style:style>
    <style:style style:name="T1" style:family="text">
      <style:text-properties fo:color="#333333" fo:font-weight="bold" style:font-weight-asian="bold" style:font-weight-complex="bold"/>
    </style:style>
    <style:style style:name="T2" style:family="text">
      <style:text-properties fo:color="#333333" fo:font-weight="bold" style:font-weight-asian="bold"/>
    </style:style>
    <style:style style:name="T3" style:family="text">
      <style:text-properties fo:color="#333333"/>
    </style:style>
    <style:style style:name="T4" style:family="text">
      <style:text-properties officeooo:rsid="00086b22"/>
    </style:style>
    <style:style style:name="T5" style:family="text">
      <style:text-properties officeooo:rsid="0009bf6f"/>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2">Name: Josiah Kowalski <text:tab/><text:tab/><text:tab/> <text:s text:c="26"/>[<text:span text:style-name="T4">Assignment 06.02 Formatting Output</text:span>]</text:p>
        <text:p text:style-name="P9"><text:span text:style-name="T1">Each assignment has three parts.</text:span></text:p>
        <text:p text:style-name="P1"><text:span text:style-name="T2">Part One:</text:span><text:span text:style-name="T3"> Follow the assignment directions and create an outline of your program (pseudocode)</text:span></text:p>
      </text:section>
      <text:section text:style-name="Sect1" text:name="Section1">
        <text:p text:style-name="P9"><text:span text:style-name="T3">.</text:span><text:span text:style-name="T2">Insert your pseudocode here:</text:span></text:p>
        <text:p text:style-name="P10">/**</text:p>
        <text:p text:style-name="P10"><text:s/>* Displays average temperature and annual precipitation for the selected city, and</text:p>
        <text:p text:style-name="P10"><text:s/>* offers user choice between Fahrenheit and Celsius, and Inches and Centimeters.</text:p>
        <text:p text:style-name="P10"><text:s/>*</text:p>
        <text:p text:style-name="P10"><text:s/>* @author Josiah Kowalski</text:p>
        <text:p text:style-name="P10"><text:s/>* @version 12/27/19</text:p>
        <text:p text:style-name="P10"><text:s/>*/</text:p>
        <text:p text:style-name="P10"/>
        <text:p text:style-name="P10">import java.util.Scanner;</text:p>
        <text:p text:style-name="P10">public class AnnualClimateV2</text:p>
        <text:p text:style-name="P10"/>
        <text:p text:style-name="P10"/>
        <text:p text:style-name="P10"><text:s text:c="4"/>public static void main (String [ ] args)</text:p>
        <text:p text:style-name="P10"><text:s text:c="4"/></text:p>
        <text:p text:style-name="P10"/>
        <text:p text:style-name="P10"><text:s text:c="9"/>Declare and intialize variables</text:p>
        <text:p text:style-name="P10"><text:s text:c="8"/>Scanner in = new Scanner(System.in);</text:p>
        <text:p text:style-name="P10"><text:s text:c="8"/>String city = "Jacksonville";</text:p>
        <text:p text:style-name="P10"><text:s text:c="8"/>String state = "Florida";</text:p>
        <text:p text:style-name="P10"/>
        <text:p text:style-name="P10"><text:s text:c="8"/>String month [] ="Jan", "Feb", "Mar", "Apr", "Mat", "Jun", "Jul", "Aug", "Sep", "Oct", "Nov", "Dec";</text:p>
        <text:p text:style-name="P10"><text:soft-page-break/><text:s text:c="8"/>double temperature [] =53.1, 55.8, 61.6, 66.6, 73.4, 79.1,</text:p>
        <text:p text:style-name="P10"><text:s text:c="16"/>81.6, 80.8, 77.8, 69.4, 61.7, 55.0; <text:tab/><text:tab/> initialize with Fahrenheit values</text:p>
        <text:p text:style-name="P10"><text:s text:c="8"/>double precipitation [] =3.7, 3.2, 3.9, 3.1, 3.5, 5.4,</text:p>
        <text:p text:style-name="P10"><text:s text:c="16"/>6.0, 6.9, 7.9, 3.9, 2.3, 2.6; <text:tab/><text:tab/><text:tab/> initialize with inches values</text:p>
        <text:p text:style-name="P10"/>
        <text:p text:style-name="P10"><text:s text:c="9"/>double temperatureTest [] = 58.4, 60.0, 64.7, 68.9, 74.8, 79.7, 81.7, 81.5, 79.9, 74.0, 67.0, 60.8 ;</text:p>
        <text:p text:style-name="P10"><text:s text:c="9"/>double precipitationTest [] = 3.1, 2.7, 3.8, 2.5, 3.3, 5.7, 5.2, 6.1, 6.6, 4.5, 3.0, 2.7;</text:p>
        <text:p text:style-name="P10"/>
        <text:p text:style-name="P10"><text:s text:c="8"/>String tempLabel = "F°"; <text:s text:c="3"/>initialize to F</text:p>
        <text:p text:style-name="P10"><text:s text:c="8"/>String precipLabel = "in."; <text:s/>initialize to in</text:p>
        <text:p text:style-name="P10"/>
        <text:p text:style-name="P10"><text:s text:c="9"/>INPUT - ask user for temp and preciptation scale choice</text:p>
        <text:p text:style-name="P10"><text:s text:c="8"/>print("Choose the temperature scale (F = Fahrenheit, C = Celsius): ");</text:p>
        <text:p text:style-name="P10"><text:s text:c="8"/>String tempChoice = in.next();</text:p>
        <text:p text:style-name="P10"><text:s text:c="8"/>print("Choose the precipitation scale (in = inches, cm = centimeteres): ");</text:p>
        <text:p text:style-name="P10"><text:s text:c="8"/>String precipChoice = in.next();</text:p>
        <text:p text:style-name="P10"/>
        <text:p text:style-name="P10"/>
        <text:p text:style-name="P10"><text:s text:c="9"/>PROCESSING - convert from F to C and in to cm based on user's choices</text:p>
        <text:p text:style-name="P10"><text:s text:c="9"/>remember 5/9 = 0, 5.0/9 = .5555</text:p>
        <text:p text:style-name="P10"/>
        <text:p text:style-name="P10"><text:s text:c="8"/>if(tempChoice.equalsIgnoreCase("C"))</text:p>
        <text:p text:style-name="P10"><text:s text:c="8"/></text:p>
        <text:p text:style-name="P10"><text:s text:c="12"/>tempLabel="C°";</text:p>
        <text:p text:style-name="P10"><text:s text:c="12"/>for( int index = 0; index &lt; temperature.length; index++)</text:p>
        <text:p text:style-name="P10"><text:soft-page-break/><text:s text:c="12"/></text:p>
        <text:p text:style-name="P10"><text:s text:c="16"/>temperature[index] = 5.0/9 * (temperature[index]-32);</text:p>
        <text:p text:style-name="P10"><text:s text:c="12"/></text:p>
        <text:p text:style-name="P10"><text:s text:c="8"/></text:p>
        <text:p text:style-name="P10"/>
        <text:p text:style-name="P10"><text:s text:c="9"/>Convert in values to cm; replace the current values in precipitation</text:p>
        <text:p text:style-name="P10"><text:s text:c="8"/>if(precipChoice.equalsIgnoreCase("cm"))</text:p>
        <text:p text:style-name="P10"><text:s text:c="8"/></text:p>
        <text:p text:style-name="P10"><text:s text:c="12"/>precipLabel="cm.";</text:p>
        <text:p text:style-name="P10"><text:s text:c="12"/>for (int index = 0; index &lt; precipitation.length; index++) </text:p>
        <text:p text:style-name="P10"><text:s text:c="12"/></text:p>
        <text:p text:style-name="P10"><text:s text:c="16"/>precipitation[index] = 2.54 * precipitation[index];</text:p>
        <text:p text:style-name="P10"><text:s text:c="12"/></text:p>
        <text:p text:style-name="P10"><text:s text:c="8"/></text:p>
        <text:p text:style-name="P10"/>
        <text:p text:style-name="P10"><text:s text:c="9"/>calculates average temperature and annual precipitation</text:p>
        <text:p text:style-name="P10"><text:s text:c="8"/>double average;</text:p>
        <text:p text:style-name="P10"><text:s text:c="8"/>double sumAverage = 0;</text:p>
        <text:p text:style-name="P10"><text:s text:c="8"/>double annual = 0;</text:p>
        <text:p text:style-name="P10"><text:s text:c="8"/>for (int index = 0; index &lt; temperature.length; index++) </text:p>
        <text:p text:style-name="P10"><text:s text:c="8"/></text:p>
        <text:p text:style-name="P10"><text:s text:c="12"/>sumAverage += temperature[index];</text:p>
        <text:p text:style-name="P10"><text:s text:c="8"/></text:p>
        <text:p text:style-name="P10"><text:s text:c="8"/>average = sumAverage/temperature.length;</text:p>
        <text:p text:style-name="P10"><text:s text:c="8"/>for (int index = 0; index &lt; precipitation.length; index++) </text:p>
        <text:p text:style-name="P10"><text:soft-page-break/><text:s text:c="8"/></text:p>
        <text:p text:style-name="P10"><text:s text:c="12"/>annual += precipitation[index];</text:p>
        <text:p text:style-name="P10"><text:s text:c="8"/></text:p>
        <text:p text:style-name="P10"/>
        <text:p text:style-name="P10"><text:s text:c="9"/>OUTPUT - print table using printf to format and align data</text:p>
        <text:p text:style-name="P10"/>
        <text:p text:style-name="P10"><text:s text:c="8"/>println();</text:p>
        <text:p text:style-name="P10"><text:s text:c="8"/>printf("%27s%n", "Climate Data");</text:p>
        <text:p text:style-name="P10"><text:s text:c="8"/>printf("%39s%n", "Location: " + city + ", " + state + "\n");</text:p>
        <text:p text:style-name="P10"><text:s text:c="8"/>printf("%5s %18s %s %18s %s %n","Month","Temperature",tempLabel,"Precipitation",precipLabel);</text:p>
        <text:p text:style-name="P10"><text:s text:c="8"/>printf("***************************************************%n");</text:p>
        <text:p text:style-name="P10"><text:s text:c="8"/>for (int i = 0; i &lt; temperature.length &amp;&amp; i &lt; precipitation.length; i++) </text:p>
        <text:p text:style-name="P10"><text:s text:c="8"/></text:p>
        <text:p text:style-name="P10"><text:s text:c="12"/>printf("%-5s%18.1f%21.1f%n", month[i] + ".", temperature[i], precipitation[i]);</text:p>
        <text:p text:style-name="P10"><text:s text:c="8"/></text:p>
        <text:p text:style-name="P10"><text:s text:c="8"/>printf("***************************************************%n");</text:p>
        <text:p text:style-name="P10"><text:s text:c="8"/>printf("%5sAverage Temp: %-8.1f Annual Prec: %.1f\n", "", average, annual);</text:p>
        <text:p text:style-name="P10"/>
        <text:p text:style-name="P10"><text:s text:c="8"/>in.close();</text:p>
        <text:p text:style-name="P10"><text:s text:c="5"/>end main</text:p>
        <text:p text:style-name="P10"><text:s/>end Annual Climate</text:p>
        <text:p text:style-name="P1"><text:span text:style-name="T2">Part Two:</text:span><text:span text:style-name="T3"> Code the program. Use the IDE to code and test your program</text:span></text:p>
      </text:section>
      <text:section text:style-name="Sect1" text:name="Section2">
        <text:p text:style-name="P2"><text:span text:style-name="T3">.</text:span></text:p>
        <text:p text:style-name="P2"><text:span text:style-name="T2">Example of expected output: </text:span><text:span text:style-name="T3">The </text:span>output for your program should resemble the screen shot at the end of the assignment description. Your specific results will vary depending on the choices you make about the design and the input provided.</text:p>
        <text:p text:style-name="P11"/>
        <text:p text:style-name="P9"><text:soft-page-break/><text:span text:style-name="T2">Insert a copy of your code from the IDE here:</text:span></text:p>
        <text:p text:style-name="P3">/**</text:p>
        <text:p text:style-name="P3"><text:s/>* Displays average temperature and annual precipitation for the selected city, and</text:p>
        <text:p text:style-name="P3"><text:s/>* offers user choice between Fahrenheit and Celsius, and Inches and Centimeters.</text:p>
        <text:p text:style-name="P3"><text:s/>*</text:p>
        <text:p text:style-name="P3"><text:s/>* @author Josiah Kowalski</text:p>
        <text:p text:style-name="P3"><text:s/>* @version 12/27/19</text:p>
        <text:p text:style-name="P3"><text:s/>*/</text:p>
        <text:p text:style-name="P3"/>
        <text:p text:style-name="P3">import java.util.Scanner;</text:p>
        <text:p text:style-name="P3">public class AnnualClimateV2</text:p>
        <text:p text:style-name="P3">{</text:p>
        <text:p text:style-name="P3"/>
        <text:p text:style-name="P3"><text:s text:c="4"/>public static void main (String [ ] args)</text:p>
        <text:p text:style-name="P3"><text:s text:c="4"/>{</text:p>
        <text:p text:style-name="P3"/>
        <text:p text:style-name="P3"><text:s text:c="8"/>// Declare and intialize variables</text:p>
        <text:p text:style-name="P3"><text:s text:c="8"/>Scanner in = new Scanner(System.in);</text:p>
        <text:p text:style-name="P3"><text:s text:c="8"/>String city = "Jacksonville";</text:p>
        <text:p text:style-name="P3"><text:s text:c="8"/>String state = "Florida";</text:p>
        <text:p text:style-name="P3"/>
        <text:p text:style-name="P3"><text:s text:c="8"/>String month [] ={"Jan", "Feb", "Mar", "Apr", "Mat", "Jun", "Jul", "Aug", "Sep", "Oct", "Nov", "Dec"};</text:p>
        <text:p text:style-name="P3"><text:s text:c="8"/>double temperature [] ={53.1, 55.8, 61.6, 66.6, 73.4, 79.1,</text:p>
        <text:p text:style-name="P3"><text:s text:c="16"/>81.6, 80.8, 77.8, 69.4, 61.7, 55.0}; <text:tab/><text:tab/>// initialize with Fahrenheit values</text:p>
        <text:p text:style-name="P3"><text:s text:c="8"/>double precipitation [] ={3.7, 3.2, 3.9, 3.1, 3.5, 5.4,</text:p>
        <text:p text:style-name="P3"><text:s text:c="16"/>6.0, 6.9, 7.9, 3.9, 2.3, 2.6}; <text:tab/><text:tab/><text:tab/>// initialize with inches values</text:p>
        <text:p text:style-name="P3"/>
        <text:p text:style-name="P3"><text:s text:c="8"/>// double temperatureTest [] = {58.4, 60.0, 64.7, 68.9, 74.8, 79.7, 81.7, 81.5, 79.9, 74.0, 67.0, 60.8 };</text:p>
        <text:p text:style-name="P3"><text:s text:c="8"/>// double precipitationTest [] = {3.1, 2.7, 3.8, 2.5, 3.3, 5.7, 5.2, 6.1, 6.6, 4.5, 3.0, 2.7};</text:p>
        <text:p text:style-name="P3"/>
        <text:p text:style-name="P3"><text:s text:c="8"/>String tempLabel = "F°"; <text:s text:c="2"/>// initialize to F</text:p>
        <text:p text:style-name="P3"><text:s text:c="8"/>String precipLabel = "in."; // initialize to in</text:p>
        <text:p text:style-name="P3"/>
        <text:p text:style-name="P3"><text:soft-page-break/><text:s text:c="8"/>// INPUT - ask user for temp and preciptation scale choice</text:p>
        <text:p text:style-name="P3"><text:s text:c="8"/>System.out.print("Choose the temperature scale (F = Fahrenheit, C = Celsius): ");</text:p>
        <text:p text:style-name="P3"><text:s text:c="8"/>String tempChoice = in.next();</text:p>
        <text:p text:style-name="P3"><text:s text:c="8"/>System.out.print("Choose the precipitation scale (in = inches, cm = centimeteres): ");</text:p>
        <text:p text:style-name="P3"><text:s text:c="8"/>String precipChoice = in.next();</text:p>
        <text:p text:style-name="P3"/>
        <text:p text:style-name="P3"/>
        <text:p text:style-name="P3"><text:s text:c="8"/>// PROCESSING - convert from F to C and in to cm based on user's choices</text:p>
        <text:p text:style-name="P3"><text:s text:c="8"/>// remember 5/9 = 0, 5.0/9 = .5555</text:p>
        <text:p text:style-name="P3"/>
        <text:p text:style-name="P3"><text:s text:c="8"/>if(tempChoice.equalsIgnoreCase("C"))</text:p>
        <text:p text:style-name="P3"><text:s text:c="8"/>{</text:p>
        <text:p text:style-name="P3"><text:s text:c="12"/>tempLabel="C°";</text:p>
        <text:p text:style-name="P3"><text:s text:c="12"/>for( int index = 0; index &lt; temperature.length; index++)</text:p>
        <text:p text:style-name="P3"><text:s text:c="12"/>{</text:p>
        <text:p text:style-name="P3"><text:s text:c="16"/>temperature[index] = 5.0/9 * (temperature[index]-32);</text:p>
        <text:p text:style-name="P3"><text:s text:c="12"/>}</text:p>
        <text:p text:style-name="P3"><text:s text:c="8"/>}</text:p>
        <text:p text:style-name="P3"/>
        <text:p text:style-name="P3"><text:s text:c="8"/>// Convert in values to cm; replace the current values in precipitation</text:p>
        <text:p text:style-name="P3"><text:s text:c="8"/>if(precipChoice.equalsIgnoreCase("cm"))</text:p>
        <text:p text:style-name="P3"><text:s text:c="8"/>{</text:p>
        <text:p text:style-name="P3"><text:s text:c="12"/>precipLabel="cm.";</text:p>
        <text:p text:style-name="P3"><text:s text:c="12"/>for (int index = 0; index &lt; precipitation.length; index++) </text:p>
        <text:p text:style-name="P3"><text:s text:c="12"/>{</text:p>
        <text:p text:style-name="P3"><text:s text:c="16"/>precipitation[index] = 2.54 * precipitation[index];</text:p>
        <text:p text:style-name="P3"><text:s text:c="12"/>}</text:p>
        <text:p text:style-name="P3"><text:s text:c="8"/>}</text:p>
        <text:p text:style-name="P3"/>
        <text:p text:style-name="P3"><text:s text:c="8"/>// calculates average temperature and annual precipitation</text:p>
        <text:p text:style-name="P3"><text:s text:c="8"/>double average;</text:p>
        <text:p text:style-name="P3"><text:s text:c="8"/>double sumAverage = 0;</text:p>
        <text:p text:style-name="P3"><text:s text:c="8"/>double annual = 0;</text:p>
        <text:p text:style-name="P3"><text:s text:c="8"/>for (int index = 0; index &lt; temperature.length; index++) </text:p>
        <text:p text:style-name="P3"><text:s text:c="8"/>{</text:p>
        <text:p text:style-name="P3"><text:s text:c="12"/>sumAverage += temperature[index];</text:p>
        <text:p text:style-name="P3"><text:soft-page-break/><text:s text:c="8"/>}</text:p>
        <text:p text:style-name="P3"><text:s text:c="8"/>average = sumAverage/temperature.length;</text:p>
        <text:p text:style-name="P3"><text:s text:c="8"/>for (int index = 0; index &lt; precipitation.length; index++) </text:p>
        <text:p text:style-name="P3"><text:s text:c="8"/>{</text:p>
        <text:p text:style-name="P3"><text:s text:c="12"/>annual += precipitation[index];</text:p>
        <text:p text:style-name="P3"><text:s text:c="8"/>}</text:p>
        <text:p text:style-name="P3"/>
        <text:p text:style-name="P3"><text:s text:c="8"/>// OUTPUT - print table using printf to format and align data</text:p>
        <text:p text:style-name="P3"/>
        <text:p text:style-name="P3"><text:s text:c="8"/>System.out.println();</text:p>
        <text:p text:style-name="P3"><text:s text:c="8"/>System.out.printf("%27s%n", "Climate Data");</text:p>
        <text:p text:style-name="P3"><text:s text:c="8"/>System.out.printf("%39s%n", "Location: " + city + ", " + state + "\n");</text:p>
        <text:p text:style-name="P3"><text:s text:c="8"/>System.out.printf("%5s %18s %s %18s %s %n","Month","Temperature",tempLabel,"Precipitation",precipLabel);</text:p>
        <text:p text:style-name="P3"><text:s text:c="8"/>System.out.printf("***************************************************%n");</text:p>
        <text:p text:style-name="P3"><text:s text:c="8"/>for (int i = 0; i &lt; temperature.length &amp;&amp; i &lt; precipitation.length; i++) </text:p>
        <text:p text:style-name="P3"><text:s text:c="8"/>{</text:p>
        <text:p text:style-name="P3"><text:s text:c="12"/>System.out.printf("%-5s%18.1f%21.1f%n", month[i] + ".", temperature[i], precipitation[i]);</text:p>
        <text:p text:style-name="P3"><text:s text:c="8"/>}</text:p>
        <text:p text:style-name="P3"><text:s text:c="8"/>System.out.printf("***************************************************%n");</text:p>
        <text:p text:style-name="P3"><text:s text:c="8"/>System.out.printf("%5sAverage Temp: %-8.1f Annual Prec: %.1f\n", "", average, annual);</text:p>
        <text:p text:style-name="P3"/>
        <text:p text:style-name="P3"><text:s text:c="8"/>in.close();</text:p>
        <text:p text:style-name="P3"><text:s text:c="4"/>}// end main</text:p>
        <text:p text:style-name="P3">}// end Annual Climate</text:p>
        <text:p text:style-name="P7"><text:span text:style-name="T2">Part Three:</text:span><text:span text:style-name="T3"> Complete the Post Mortem Review (PMR). Write thoughtful two to three sentence responses to all the questions in the PMR chart. </text:span></text:p>
        <table:table table:name="Table1" table:style-name="Table1">
          <table:table-column table:style-name="Table1.A"/>
          <table:table-column table:style-name="Table1.B"/>
          <table:table-row table:style-name="Table1.1">
            <table:table-cell table:style-name="Table1.A1" office:value-type="string">
              <text:p text:style-name="P8"><text:span text:style-name="T2">Review Question</text:span></text:p>
            </table:table-cell>
            <table:table-cell table:style-name="Table1.A1" office:value-type="string">
              <text:p text:style-name="P8"><text:span text:style-name="T2">Response</text:span></text:p>
            </table:table-cell>
          </table:table-row>
          <table:table-row table:style-name="Table1.1">
            <table:table-cell table:style-name="Table1.A1" office:value-type="string">
              <text:p text:style-name="P7"><text:span text:style-name="T3">What was the purpose of your program?</text:span></text:p>
              <text:p text:style-name="P4"/>
              <text:p text:style-name="P4"/>
              <text:p text:style-name="P4"/>
            </table:table-cell>
            <table:table-cell table:style-name="Table1.A1" office:value-type="string">
              <text:p text:style-name="P5">The purpose of this program is to show the user climate data in F or C and in or cm.</text:p>
            </table:table-cell>
          </table:table-row>
          <table:table-row table:style-name="Table1.1">
            <table:table-cell table:style-name="Table1.A1" office:value-type="string">
              <text:p text:style-name="P7"><text:span text:style-name="T3">How could your program be useful in the real world?</text:span></text:p>
              <text:p text:style-name="P4"/>
              <text:p text:style-name="P4"><text:soft-page-break/></text:p>
            </table:table-cell>
            <table:table-cell table:style-name="Table1.A1" office:value-type="string">
              <text:p text:style-name="P5">It could be used <text:span text:style-name="T5">as a chart of climate data.</text:span></text:p>
            </table:table-cell>
          </table:table-row>
          <table:table-row table:style-name="Table1.1">
            <table:table-cell table:style-name="Table1.A1" office:value-type="string">
              <text:p text:style-name="P7"><text:span text:style-name="T3">What is a problem you ran into, and how did you fix it?</text:span></text:p>
              <text:p text:style-name="P4"/>
              <text:p text:style-name="P4"/>
            </table:table-cell>
            <table:table-cell table:style-name="Table1.A1" office:value-type="string">
              <text:p text:style-name="P6">A problem I ran into was getting the formatting right.</text:p>
            </table:table-cell>
          </table:table-row>
          <table:table-row table:style-name="Table1.1">
            <table:table-cell table:style-name="Table1.A1" office:value-type="string">
              <text:p text:style-name="P7"><text:span text:style-name="T3">Describe one thing you would do differently the next time you write a program. </text:span></text:p>
              <text:p text:style-name="P4"/>
              <text:p text:style-name="P4"/>
            </table:table-cell>
            <table:table-cell table:style-name="Table1.A1" office:value-type="string">
              <text:p text:style-name="P6">The next time I write a program I will be able to format correctly.</text:p>
            </table:table-cell>
          </table:table-row>
        </table:table>
        <text:p text:style-name="P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font-family-complex="'Times New Roman'" style:font-family-generic-complex="system" style:font-pitch-complex="variable"/>
    </style:style>
    <style:style style:name="lang"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8"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2"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3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6"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8"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a</meta:initial-creator>
    <meta:creation-date>2016-03-03T19:15:00</meta:creation-date>
    <dc:date>2019-12-27T23:29:23.111296626</dc:date>
    <meta:editing-cycles>9</meta:editing-cycles>
    <meta:editing-duration>PT9M35S</meta:editing-duration>
    <meta:document-statistic meta:table-count="1" meta:image-count="0" meta:object-count="0" meta:page-count="8" meta:paragraph-count="172" meta:word-count="1011" meta:character-count="8180" meta:non-whitespace-character-count="6061"/>
    <meta:generator>LibreOffice/5.2.7.2$Linux_AARCH64 LibreOffice_project/20m0$Build-2</meta:generator>
    <meta:user-defined meta:name="Company">FLVS</meta:user-defined>
    <meta:user-defined meta:name="Operator">JOSIAH KOWALSKI</meta:user-defined>
  </office:meta>
</office:document-meta>
</file>